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5646in" table:align="left"/>
    </style:style>
    <style:style style:name="Table1.A" style:family="table-column">
      <style:table-column-properties style:column-width="0.5625in"/>
    </style:style>
    <style:style style:name="Table1.B" style:family="table-column">
      <style:table-column-properties style:column-width="0.3236in"/>
    </style:style>
    <style:style style:name="Table1.D" style:family="table-column">
      <style:table-column-properties style:column-width="0.3549in"/>
    </style:style>
    <style:style style:name="Table1.A1" style:family="table-cell">
      <style:table-cell-properties style:vertical-align="middle" fo:padding="0.0194in" fo:border="none"/>
    </style:style>
    <style:style style:name="Table2" style:family="table">
      <style:table-properties style:width="1.241in" table:align="left"/>
    </style:style>
    <style:style style:name="Table2.A" style:family="table-column">
      <style:table-column-properties style:column-width="0.5625in"/>
    </style:style>
    <style:style style:name="Table2.B" style:family="table-column">
      <style:table-column-properties style:column-width="0.3236in"/>
    </style:style>
    <style:style style:name="Table2.C" style:family="table-column">
      <style:table-column-properties style:column-width="0.3549in"/>
    </style:style>
    <style:style style:name="Table2.A1" style:family="table-cell">
      <style:table-cell-properties style:vertical-align="middle" fo:padding="0.0194in" fo:border="none"/>
    </style:style>
    <style:style style:name="Table3" style:family="table">
      <style:table-properties style:width="1.7514in" table:align="left"/>
    </style:style>
    <style:style style:name="Table3.A" style:family="table-column">
      <style:table-column-properties style:column-width="0.7799in"/>
    </style:style>
    <style:style style:name="Table3.B" style:family="table-column">
      <style:table-column-properties style:column-width="0.9715in"/>
    </style:style>
    <style:style style:name="Table3.A1" style:family="table-cell">
      <style:table-cell-properties style:vertical-align="middle" fo:padding="0.0194in" fo:border="none"/>
    </style:style>
    <style:style style:name="Table4" style:family="table">
      <style:table-properties style:width="1.5861in" table:align="left"/>
    </style:style>
    <style:style style:name="Table4.A" style:family="table-column">
      <style:table-column-properties style:column-width="0.584in"/>
    </style:style>
    <style:style style:name="Table4.B" style:family="table-column">
      <style:table-column-properties style:column-width="0.3236in"/>
    </style:style>
    <style:style style:name="Table4.D" style:family="table-column">
      <style:table-column-properties style:column-width="0.3549in"/>
    </style:style>
    <style:style style:name="Table4.A1" style:family="table-cell">
      <style:table-cell-properties style:vertical-align="middle" fo:padding="0.0194in" fo:border="none"/>
    </style:style>
    <style:style style:name="P1" style:family="paragraph" style:parent-style-name="Heading_20_3">
      <style:text-properties officeooo:rsid="00017b0f" officeooo:paragraph-rsid="00017b0f"/>
    </style:style>
    <style:style style:name="P2" style:family="paragraph" style:parent-style-name="Standard">
      <style:text-properties officeooo:rsid="00017b0f" officeooo:paragraph-rsid="00017b0f"/>
    </style:style>
    <style:style style:name="P3" style:family="paragraph" style:parent-style-name="Heading_20_3">
      <style:text-properties officeooo:rsid="00017b0f" officeooo:paragraph-rsid="00017b0f"/>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7">
      <style:paragraph-properties fo:margin-top="0in" fo:margin-bottom="0in" style:contextual-spacing="false"/>
    </style:style>
    <style:style style:name="P34" style:family="paragraph" style:parent-style-name="Text_20_body" style:list-style-name="L18"/>
    <style:style style:name="P35" style:family="paragraph" style:parent-style-name="Text_20_body" style:list-style-name="L18">
      <style:paragraph-properties fo:margin-top="0in" fo:margin-bottom="0in" style:contextual-spacing="false"/>
    </style:style>
    <style:style style:name="P36" style:family="paragraph" style:parent-style-name="Text_20_body" style:list-style-name="L19"/>
    <style:style style:name="P37" style:family="paragraph" style:parent-style-name="Text_20_body" style:list-style-name="L19">
      <style:paragraph-properties fo:margin-top="0in" fo:margin-bottom="0in" style:contextual-spacing="false"/>
    </style:style>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1">
      <style:paragraph-properties fo:margin-top="0in" fo:margin-bottom="0in" style:contextual-spacing="false"/>
    </style:style>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3">
      <style:paragraph-properties fo:margin-top="0in" fo:margin-bottom="0in" style:contextual-spacing="false"/>
    </style:style>
    <style:style style:name="P44" style:family="paragraph" style:parent-style-name="Text_20_body" style:list-style-name="L24"/>
    <style:style style:name="P45" style:family="paragraph" style:parent-style-name="Text_20_body" style:list-style-name="L24">
      <style:paragraph-properties fo:margin-top="0in" fo:margin-bottom="0in" style:contextual-spacing="false"/>
    </style:style>
    <style:style style:name="P46" style:family="paragraph" style:parent-style-name="Text_20_body" style:list-style-name="L25"/>
    <style:style style:name="P47" style:family="paragraph" style:parent-style-name="Text_20_body" style:list-style-name="L25">
      <style:paragraph-properties fo:margin-top="0in" fo:margin-bottom="0in" style:contextual-spacing="false"/>
    </style:style>
    <style:style style:name="T1" style:family="text">
      <style:text-properties officeooo:rsid="000425e7"/>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LAP (Online Analytical Processing) est un type de logiciel qui permet d'explorer et d'analyser rapidement les données dans un entrepôt de données (Data Warehouse). Il organise les données de manière multidimensionnelle, ce qui permet aux utilisateurs d'examiner et d'analyser les informations à différents niveaux de détail, comme par période, par région ou par catégorie.</text:p>
      <text:h text:style-name="Heading_20_3" text:outline-level="3">Points clés :</text:h>
      <text:list xml:id="list3536094454" text:style-name="L1">
        <text:list-item>
          <text:p text:style-name="P5"><text:span text:style-name="Strong_20_Emphasis">Objectif</text:span> : Simplifier l'analyse des données complexes.</text:p>
        </text:list-item>
        <text:list-item>
          <text:p text:style-name="P5"><text:span text:style-name="Strong_20_Emphasis">Avantage principal</text:span> :</text:p>
          <text:list>
            <text:list-item>
              <text:p text:style-name="P5">L'utilisateur n'a pas besoin de connaître des langages de requêtes complexes ou d'utiliser des interfaces difficiles.</text:p>
            </text:list-item>
            <text:list-item>
              <text:p text:style-name="P4">Il interagit directement avec les données de façon intuitive.</text:p>
            </text:list-item>
          </text:list>
        </text:list-item>
      </text:list>
      <text:p text:style-name="Text_20_body"/>
      <text:p text:style-name="Text_20_body"/>
      <text:p text:style-name="Text_20_body">L'approche multidimensionnelle est une méthode utilisée dans les systèmes décisionnels pour représenter les informations sous forme de structures à plusieurs dimensions. Cela permet d'analyser les données de manière intuitive en fonction de différents points de vue (ou dimensions).</text:p>
      <text:h text:style-name="Heading_20_3" text:outline-level="3"><text:span text:style-name="Strong_20_Emphasis">Concepts clés :</text:span></text:h>
      <text:list xml:id="list3821641128" text:style-name="L2">
        <text:list-item>
          <text:p text:style-name="P6"><text:span text:style-name="Strong_20_Emphasis">Dimensions</text:span> :<text:line-break/>Les dimensions sont des ensembles d'attributs provenant de la base de données, qui permettent de catégoriser et d'organiser les données.<text:line-break/>Exemples :</text:p>
          <text:list>
            <text:list-item>
              <text:p text:style-name="P7"><text:span text:style-name="Strong_20_Emphasis">Client</text:span> : Qui a acheté le produit ?</text:p>
            </text:list-item>
            <text:list-item>
              <text:p text:style-name="P7"><text:span text:style-name="Strong_20_Emphasis">Produit</text:span> : Quel produit a été vendu ?</text:p>
            </text:list-item>
            <text:list-item>
              <text:p text:style-name="P7"><text:span text:style-name="Strong_20_Emphasis">Vendeurs</text:span> : Par quel vendeur ?</text:p>
            </text:list-item>
            <text:list-item>
              <text:p text:style-name="P7"><text:span text:style-name="Strong_20_Emphasis">Géographie</text:span> : Dans quelle région ou pays ?</text:p>
            </text:list-item>
            <text:list-item>
              <text:p text:style-name="P7"><text:span text:style-name="Strong_20_Emphasis">Temps</text:span> : À quelle période ?</text:p>
            </text:list-item>
          </text:list>
        </text:list-item>
        <text:list-item>
          <text:p text:style-name="P6"><text:span text:style-name="Strong_20_Emphasis">Faits</text:span> :<text:line-break/>Les faits représentent les données agrégées dans les cellules d'une structure multidimensionnelle. Ce sont des mesures quantitatives ou indicateurs.<text:line-break/>Exemples :</text:p>
          <text:list>
            <text:list-item>
              <text:p text:style-name="P7"><text:span text:style-name="Strong_20_Emphasis">Quantité vendue</text:span> : Combien de produits ont été vendus ?</text:p>
            </text:list-item>
            <text:list-item>
              <text:p text:style-name="P7"><text:span text:style-name="Strong_20_Emphasis">Chiffre d’affaires</text:span> : Quel revenu a été généré ?</text:p>
            </text:list-item>
            <text:list-item>
              <text:p text:style-name="P7"><text:span text:style-name="Strong_20_Emphasis">Coût</text:span> : Quel a été le coût ?</text:p>
            </text:list-item>
          </text:list>
        </text:list-item>
        <text:list-item>
          <text:p text:style-name="P6"><text:span text:style-name="Strong_20_Emphasis">Représentation des données</text:span> :<text:line-break/>Les données sont visualisées sous différentes formes :</text:p>
          <text:list>
            <text:list-item>
              <text:p text:style-name="P7"><text:span text:style-name="Strong_20_Emphasis">Relations</text:span> : Tableaux classiques de base de données.</text:p>
            </text:list-item>
            <text:list-item>
              <text:p text:style-name="P7"><text:span text:style-name="Strong_20_Emphasis">Cube de données</text:span> : Structure 3D où chaque axe représente une dimension.</text:p>
            </text:list-item>
            <text:list-item>
              <text:p text:style-name="P6"><text:span text:style-name="Strong_20_Emphasis">Hypercube de données</text:span> : Extension du cube pour représenter plus de 3 dimensions.</text:p>
            </text:list-item>
          </text:list>
        </text:list-item>
      </text:list>
      <text:p text:style-name="Standard"/>
      <text:p text:style-name="Standard"/>
      <text:p text:style-name="Standard"/>
      <text:p text:style-name="Text_20_body"><text:soft-page-break/></text:p>
      <text:p text:style-name="Text_20_body">La <text:span text:style-name="Strong_20_Emphasis">représentation multidimensionnelle</text:span> repose sur l’agrégation des données à différents niveaux de <text:span text:style-name="Strong_20_Emphasis">granularité</text:span>, qui est le degré de détail des données. Cela permet une analyse flexible et adaptée aux besoins de l’utilisateur, en naviguant entre des vues globales et détaillées.</text:p>
      <text:p text:style-name="Horizontal_20_Line"/>
      <text:h text:style-name="Heading_20_3" text:outline-level="3"><text:span text:style-name="Strong_20_Emphasis">1. Agrégation des données :</text:span></text:h>
      <text:p text:style-name="Text_20_body">Les données sont regroupées et pré-calculées selon différents niveaux de granularité pour optimiser la rapidité des analyses.</text:p>
      <text:h text:style-name="Heading_20_4" text:outline-level="4"><text:span text:style-name="Strong_20_Emphasis">Exemples d’agrégation :</text:span></text:h>
      <text:list xml:id="list2139051887" text:style-name="L3">
        <text:list-item>
          <text:p text:style-name="P9">Total des ventes <text:span text:style-name="Strong_20_Emphasis">par mois</text:span>.</text:p>
        </text:list-item>
        <text:list-item>
          <text:p text:style-name="P9">Total des ventes <text:span text:style-name="Strong_20_Emphasis">par année</text:span>.</text:p>
        </text:list-item>
        <text:list-item>
          <text:p text:style-name="P8">Total des ventes <text:span text:style-name="Strong_20_Emphasis">par semaine ou période spécifique (exemple : les 12 derniers mois)</text:span>.</text:p>
        </text:list-item>
      </text:list>
      <text:p text:style-name="Horizontal_20_Line"/>
      <text:h text:style-name="Heading_20_3" text:outline-level="3"><text:span text:style-name="Strong_20_Emphasis">2. Granularités courantes :</text:span></text:h>
      <text:p text:style-name="Text_20_body">Les dimensions sont regroupées selon plusieurs échelles de granularité pour répondre aux besoins spécifiques d’analyse :</text:p>
      <text:h text:style-name="Heading_20_4" text:outline-level="4"><text:span text:style-name="Strong_20_Emphasis">Temps</text:span> :</text:h>
      <text:list xml:id="list3539191967" text:style-name="L4">
        <text:list-item>
          <text:p text:style-name="P11"><text:span text:style-name="Strong_20_Emphasis">Jours</text:span> : Niveau de détail quotidien.</text:p>
        </text:list-item>
        <text:list-item>
          <text:p text:style-name="P11"><text:span text:style-name="Strong_20_Emphasis">Mois</text:span> : Vue mensuelle.</text:p>
        </text:list-item>
        <text:list-item>
          <text:p text:style-name="P11"><text:span text:style-name="Strong_20_Emphasis">Trimestres</text:span> : Analyse trimestrielle.</text:p>
        </text:list-item>
        <text:list-item>
          <text:p text:style-name="P11"><text:span text:style-name="Strong_20_Emphasis">Semestres</text:span> : Périodes de 6 mois.</text:p>
        </text:list-item>
        <text:list-item>
          <text:p text:style-name="P10"><text:span text:style-name="Strong_20_Emphasis">Années</text:span> : Résumé annuel.</text:p>
        </text:list-item>
      </text:list>
      <text:h text:style-name="Heading_20_4" text:outline-level="4"><text:span text:style-name="Strong_20_Emphasis">Produit</text:span> :</text:h>
      <text:list xml:id="list1398420701" text:style-name="L5">
        <text:list-item>
          <text:p text:style-name="P13"><text:span text:style-name="Strong_20_Emphasis">Numéros</text:span> : Identifiants spécifiques des produits.</text:p>
        </text:list-item>
        <text:list-item>
          <text:p text:style-name="P13"><text:span text:style-name="Strong_20_Emphasis">Types</text:span> : Catégories générales des produits.</text:p>
        </text:list-item>
        <text:list-item>
          <text:p text:style-name="P13"><text:span text:style-name="Strong_20_Emphasis">Gammes</text:span> : Lignes de produits (exemple : standard, premium).</text:p>
        </text:list-item>
        <text:list-item>
          <text:p text:style-name="P12"><text:span text:style-name="Strong_20_Emphasis">Marques</text:span> : Fabricants ou labels associés.</text:p>
        </text:list-item>
      </text:list>
      <text:h text:style-name="Heading_20_4" text:outline-level="4"><text:span text:style-name="Strong_20_Emphasis">Zone géographique</text:span> :</text:h>
      <text:list xml:id="list1366572137" text:style-name="L6">
        <text:list-item>
          <text:p text:style-name="P15"><text:span text:style-name="Strong_20_Emphasis">Quartiers</text:span> : Niveau local.</text:p>
        </text:list-item>
        <text:list-item>
          <text:p text:style-name="P15"><text:span text:style-name="Strong_20_Emphasis">Villes</text:span> : Niveau urbain.</text:p>
        </text:list-item>
        <text:list-item>
          <text:p text:style-name="P15"><text:span text:style-name="Strong_20_Emphasis">Régions</text:span> : Groupes de zones.</text:p>
        </text:list-item>
        <text:list-item>
          <text:p text:style-name="P14"><text:span text:style-name="Strong_20_Emphasis">Pays</text:span> : Vue nationale.</text:p>
        </text:list-item>
      </text:list>
      <text:p text:style-name="Horizontal_20_Line"/>
      <text:h text:style-name="Heading_20_3" text:outline-level="3"><text:span text:style-name="Strong_20_Emphasis">Avantages de cette approche :</text:span></text:h>
      <text:list xml:id="list2110648782" text:style-name="L7">
        <text:list-item>
          <text:p text:style-name="P17"><text:span text:style-name="Strong_20_Emphasis">Rapidité</text:span> : Les agrégations pré-calculées accélèrent les analyses.</text:p>
        </text:list-item>
        <text:list-item>
          <text:p text:style-name="P17"><text:span text:style-name="Strong_20_Emphasis">Flexibilité</text:span> : Les utilisateurs peuvent facilement naviguer entre différents niveaux de détail.</text:p>
        </text:list-item>
        <text:list-item>
          <text:p text:style-name="P16"><text:soft-page-break/><text:span text:style-name="Strong_20_Emphasis">Adaptabilité</text:span> : Permet des analyses spécifiques selon les dimensions pertinentes (temps, produit, géographie).</text:p>
        </text:list-item>
      </text:list>
      <text:p text:style-name="Standard"/>
      <text:p text:style-name="Standard"/>
      <text:p text:style-name="Standard"/>
      <text:p text:style-name="Standard"/>
      <text:p text:style-name="Text_20_body">Les <text:span text:style-name="Strong_20_Emphasis">opérateurs multidimensionnels</text:span> sont utilisés pour manipuler et explorer les données dans un cube de données. Ils permettent d’extraire ou d’agréger les données selon différents niveaux et perspectives, tout en conservant une représentation sous forme de cube.</text:p>
      <text:p text:style-name="Horizontal_20_Line"/>
      <text:h text:style-name="Heading_20_3" text:outline-level="3"><text:span text:style-name="Strong_20_Emphasis">Principaux opérateurs :</text:span></text:h>
      <text:list xml:id="list3981799275" text:style-name="L8">
        <text:list-item>
          <text:p text:style-name="P19"><text:span text:style-name="Strong_20_Emphasis">Slicing (Tranchage)</text:span> :</text:p>
          <text:list>
            <text:list-item>
              <text:p text:style-name="P19"><text:span text:style-name="Strong_20_Emphasis">Objectif</text:span> : Extraire une <text:span text:style-name="Strong_20_Emphasis">tranche d'information</text:span> en fixant une valeur pour une dimension.</text:p>
            </text:list-item>
            <text:list-item>
              <text:p text:style-name="P19"><text:span text:style-name="Strong_20_Emphasis">Exemple</text:span> : Filtrer les ventes pour une année spécifique, comme 2023.</text:p>
            </text:list-item>
            <text:list-item>
              <text:p text:style-name="P18"><text:span text:style-name="Strong_20_Emphasis">Résultat</text:span> : Un sous-cube contenant les données uniquement pour cette année.</text:p>
            </text:list-item>
          </text:list>
        </text:list-item>
      </text:list>
      <text:p text:style-name="Horizontal_20_Line"/>
      <text:list xml:id="list2267709462" text:style-name="L9">
        <text:list-item>
          <text:p text:style-name="P21"><text:span text:style-name="Strong_20_Emphasis">Dicing (Blocage ou Scoping)</text:span> :</text:p>
          <text:list>
            <text:list-item>
              <text:p text:style-name="P21"><text:span text:style-name="Strong_20_Emphasis">Objectif</text:span> : Extraire un <text:span text:style-name="Strong_20_Emphasis">bloc de données</text:span> correspondant à un sous-ensemble de plusieurs dimensions.</text:p>
            </text:list-item>
            <text:list-item>
              <text:p text:style-name="P21"><text:span text:style-name="Strong_20_Emphasis">Exemple</text:span> : Extraire les ventes pour les produits de type "Électronique" dans la région "Europe" pour l'année 2023.</text:p>
            </text:list-item>
            <text:list-item>
              <text:p text:style-name="P20"><text:span text:style-name="Strong_20_Emphasis">Résultat</text:span> : Un sous-cube contenant les données pour ces critères.</text:p>
            </text:list-item>
          </text:list>
        </text:list-item>
      </text:list>
      <text:p text:style-name="Horizontal_20_Line"/>
      <text:list xml:id="list249037149" text:style-name="L10">
        <text:list-item>
          <text:p text:style-name="P23"><text:span text:style-name="Strong_20_Emphasis">Roll-up (Agrégation ou Résumé)</text:span> :</text:p>
          <text:list>
            <text:list-item>
              <text:p text:style-name="P23"><text:span text:style-name="Strong_20_Emphasis">Objectif</text:span> : Effectuer une <text:span text:style-name="Strong_20_Emphasis">agrégation</text:span> en réduisant le niveau de détail sur une dimension (passage à un grain inférieur).</text:p>
            </text:list-item>
            <text:list-item>
              <text:p text:style-name="P23"><text:span text:style-name="Strong_20_Emphasis">Exemple</text:span> : Résumer les ventes mensuelles en données annuelles.</text:p>
            </text:list-item>
            <text:list-item>
              <text:p text:style-name="P22"><text:span text:style-name="Strong_20_Emphasis">Résultat</text:span> : Un cube avec des données agrégées à un niveau plus global (par année).</text:p>
            </text:list-item>
          </text:list>
        </text:list-item>
      </text:list>
      <text:p text:style-name="Horizontal_20_Line"/>
      <text:list xml:id="list2062503396" text:style-name="L11">
        <text:list-item>
          <text:p text:style-name="P25"><text:span text:style-name="Strong_20_Emphasis">Drill-down (Détail ou Exploration)</text:span> :</text:p>
          <text:list>
            <text:list-item>
              <text:p text:style-name="P25"><text:span text:style-name="Strong_20_Emphasis">Objectif</text:span> : Explorer les données de manière plus détaillée en augmentant le niveau de détail d’une dimension (passage à un grain supérieur).</text:p>
            </text:list-item>
            <text:list-item>
              <text:p text:style-name="P25"><text:span text:style-name="Strong_20_Emphasis">Exemple</text:span> : Passer des ventes annuelles aux ventes mensuelles ou journalières.</text:p>
            </text:list-item>
            <text:list-item>
              <text:p text:style-name="P24"><text:span text:style-name="Strong_20_Emphasis">Résultat</text:span> : Un cube avec des données plus granulaires (par mois ou par jour).</text:p>
            </text:list-item>
          </text:list>
        </text:list-item>
      </text:list>
      <text:p text:style-name="Standard"/>
      <text:p text:style-name="Standard"/>
      <text:p text:style-name="Standard"/>
      <text:p text:style-name="Standard"/>
      <text:p text:style-name="Standard"/>
      <text:p text:style-name="Standard">.</text:p>
      <text:p text:style-name="Text_20_body"><text:soft-page-break/>Voici une explication claire et structurée des concepts liés à la <text:span text:style-name="Strong_20_Emphasis">manipulation d’un cube multidimensionnel</text:span> :</text:p>
      <text:p text:style-name="Horizontal_20_Line"/>
      <text:p text:style-name="Standard"/>
      <text:p text:style-name="Standard"/>
      <text:p text:style-name="Standard"/>
      <text:p text:style-name="Standard"/>
      <text:p text:style-name="Standard"/>
      <text:p text:style-name="Standard"/>
      <text:p text:style-name="Standard"/>
      <text:h text:style-name="P1" text:outline-level="3"><text:span text:style-name="Strong_20_Emphasis">1. Slicing (Tranchage)</text:span></text:h>
      <text:p text:style-name="Text_20_body"><text:span text:style-name="Strong_20_Emphasis">Définition</text:span> :<text:line-break/>Le slicing consiste à <text:span text:style-name="Strong_20_Emphasis">sélectionner une tranche d’informations</text:span> dans le cube en fixant une valeur sur une dimension donnée. Cela revient à filtrer une dimension pour isoler une seule valeur.</text:p>
      <text:p text:style-name="Text_20_body"><text:span text:style-name="Strong_20_Emphasis">Exemple</text:span> :</text:p>
      <text:list xml:id="list3338166949" text:style-name="L12">
        <text:list-item>
          <text:p text:style-name="P26"><text:span text:style-name="Strong_20_Emphasis">Filtrage sur l’année 2004</text:span> : On extrait uniquement les données du cube correspondant à l’année 2004.<text:line-break/><text:span text:style-name="Strong_20_Emphasis">Résultat</text:span> : Une section bidimensionnelle du cube (par exemple, Ventes par mois et produit).</text:p>
        </text:list-item>
      </text:list>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Table_20_Heading">Mois</text:p>
            </table:table-cell>
            <table:table-cell table:style-name="Table1.A1" office:value-type="string">
              <text:p text:style-name="Table_20_Heading">P1</text:p>
            </table:table-cell>
            <table:table-cell table:style-name="Table1.A1" office:value-type="string">
              <text:p text:style-name="Table_20_Heading">P2</text:p>
            </table:table-cell>
            <table:table-cell table:style-name="Table1.A1" office:value-type="string">
              <text:p text:style-name="Table_20_Heading">P3</text:p>
            </table:table-cell>
          </table:table-row>
        </table:table-header-rows>
        <table:table-row>
          <table:table-cell table:style-name="Table1.A1" office:value-type="string">
            <text:p text:style-name="Table_20_Contents">Janvier</text:p>
          </table:table-cell>
          <table:table-cell table:style-name="Table1.A1" office:value-type="string">
            <text:p text:style-name="Table_20_Contents">100</text:p>
          </table:table-cell>
          <table:table-cell table:style-name="Table1.A1" office:value-type="string">
            <text:p text:style-name="Table_20_Contents">123</text:p>
          </table:table-cell>
          <table:table-cell table:style-name="Table1.A1" office:value-type="string">
            <text:p text:style-name="Table_20_Contents">402</text:p>
          </table:table-cell>
        </table:table-row>
        <table:table-row>
          <table:table-cell table:style-name="Table1.A1" office:value-type="string">
            <text:p text:style-name="Table_20_Contents">Février</text:p>
          </table:table-cell>
          <table:table-cell table:style-name="Table1.A1" office:value-type="string">
            <text:p text:style-name="Table_20_Contents">80</text:p>
          </table:table-cell>
          <table:table-cell table:style-name="Table1.A1" office:value-type="string">
            <text:p text:style-name="Table_20_Contents">178</text:p>
          </table:table-cell>
          <table:table-cell table:style-name="Table1.A1" office:value-type="string">
            <text:p text:style-name="Table_20_Contents">523</text:p>
          </table:table-cell>
        </table:table-row>
        <table:table-row>
          <table:table-cell table:style-name="Table1.A1" office:value-type="string">
            <text:p text:style-name="Table_20_Contents">Mars</text:p>
          </table:table-cell>
          <table:table-cell table:style-name="Table1.A1" office:value-type="string">
            <text:p text:style-name="Table_20_Contents">60</text:p>
          </table:table-cell>
          <table:table-cell table:style-name="Table1.A1" office:value-type="string">
            <text:p text:style-name="Table_20_Contents">135</text:p>
          </table:table-cell>
          <table:table-cell table:style-name="Table1.A1" office:value-type="string">
            <text:p text:style-name="Table_20_Contents">785</text:p>
          </table:table-cell>
        </table:table-row>
        <table:table-row>
          <table:table-cell table:style-name="Table1.A1" office:value-type="string">
            <text:p text:style-name="Table_20_Contents">Avril</text:p>
          </table:table-cell>
          <table:table-cell table:style-name="Table1.A1" office:value-type="string">
            <text:p text:style-name="Table_20_Contents">50</text:p>
          </table:table-cell>
          <table:table-cell table:style-name="Table1.A1" office:value-type="string">
            <text:p text:style-name="Table_20_Contents">180</text:p>
          </table:table-cell>
          <table:table-cell table:style-name="Table1.A1" office:value-type="string">
            <text:p text:style-name="Table_20_Contents">445</text:p>
          </table:table-cell>
        </table:table-row>
      </table:table>
      <text:p text:style-name="Horizontal_20_Line"/>
      <text:h text:style-name="Heading_20_3" text:outline-level="3"><text:span text:style-name="Strong_20_Emphasis">2. Scoping ou Dicing (Blocage)</text:span></text:h>
      <text:p text:style-name="Text_20_body"><text:span text:style-name="Strong_20_Emphasis">Définition</text:span> :<text:line-break/>Le dicing permet d’<text:span text:style-name="Strong_20_Emphasis">extraire un sous-cube</text:span> contenant un bloc de données. Contrairement au slicing, cette opération peut inclure plusieurs critères sur différentes dimensions.</text:p>
      <text:p text:style-name="Text_20_body"><text:span text:style-name="Strong_20_Emphasis">Exemple</text:span> :</text:p>
      <text:list xml:id="list2072267138" text:style-name="L13">
        <text:list-item>
          <text:p text:style-name="P27"><text:span text:style-name="Strong_20_Emphasis">Filtrage sur les produits P2 et P3 pour les mois Février et Mars</text:span>.<text:line-break/><text:span text:style-name="Strong_20_Emphasis">Résultat</text:span> : Un sous-cube contenant uniquement les données demandé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ois</text:p>
            </table:table-cell>
            <table:table-cell table:style-name="Table2.A1" office:value-type="string">
              <text:p text:style-name="Table_20_Heading">P2</text:p>
            </table:table-cell>
            <table:table-cell table:style-name="Table2.A1" office:value-type="string">
              <text:p text:style-name="Table_20_Heading">P3</text:p>
            </table:table-cell>
          </table:table-row>
        </table:table-header-rows>
        <table:table-row>
          <table:table-cell table:style-name="Table2.A1" office:value-type="string">
            <text:p text:style-name="Table_20_Contents">Février</text:p>
          </table:table-cell>
          <table:table-cell table:style-name="Table2.A1" office:value-type="string">
            <text:p text:style-name="Table_20_Contents">178</text:p>
          </table:table-cell>
          <table:table-cell table:style-name="Table2.A1" office:value-type="string">
            <text:p text:style-name="Table_20_Contents">523</text:p>
          </table:table-cell>
        </table:table-row>
        <table:table-row>
          <table:table-cell table:style-name="Table2.A1" office:value-type="string">
            <text:p text:style-name="Table_20_Contents">Mars</text:p>
          </table:table-cell>
          <table:table-cell table:style-name="Table2.A1" office:value-type="string">
            <text:p text:style-name="Table_20_Contents">135</text:p>
          </table:table-cell>
          <table:table-cell table:style-name="Table2.A1" office:value-type="string">
            <text:p text:style-name="Table_20_Contents">785</text:p>
          </table:table-cell>
        </table:table-row>
      </table:table>
      <text:p text:style-name="Horizontal_20_Line"/>
      <text:h text:style-name="Heading_20_3" text:outline-level="3"><text:span text:style-name="Strong_20_Emphasis">3. Roll-up (Drill-up ou Agrégation)</text:span></text:h>
      <text:p text:style-name="Text_20_body"><text:span text:style-name="Strong_20_Emphasis">Définition</text:span> :<text:line-break/>Le roll-up consiste à <text:span text:style-name="Strong_20_Emphasis">réduire le niveau de granularité</text:span> (agrégation) sur une dimension donnée. Les données sont regroupées selon une fonction d'agrégation (somme, moyenne, etc.).</text:p>
      <text:p text:style-name="Text_20_body"><text:soft-page-break/><text:span text:style-name="Strong_20_Emphasis">Exemple</text:span> :</text:p>
      <text:list xml:id="list1401453094" text:style-name="L14">
        <text:list-item>
          <text:p text:style-name="P28"><text:span text:style-name="Strong_20_Emphasis">Agrégation par mois pour obtenir des données trimestrielles</text:span> (sommes totales).<text:line-break/><text:span text:style-name="Strong_20_Emphasis">Résultat</text:span> : Les ventes par trimestre.</text:p>
        </text:list-item>
      </text:list>
      <table:table table:name="Table3" table:style-name="Table3">
        <table:table-column table:style-name="Table3.A"/>
        <table:table-column table:style-name="Table3.B"/>
        <table:table-header-rows>
          <table:table-row>
            <table:table-cell table:style-name="Table3.A1" office:value-type="string">
              <text:p text:style-name="Table_20_Heading">Trimestre</text:p>
            </table:table-cell>
            <table:table-cell table:style-name="Table3.A1" office:value-type="string">
              <text:p text:style-name="Table_20_Heading">Total Ventes</text:p>
            </table:table-cell>
          </table:table-row>
        </table:table-header-rows>
        <table:table-row>
          <table:table-cell table:style-name="Table3.A1" office:value-type="string">
            <text:p text:style-name="Table_20_Contents">T1</text:p>
          </table:table-cell>
          <table:table-cell table:style-name="Table3.A1" office:value-type="string">
            <text:p text:style-name="Table_20_Contents">3149</text:p>
          </table:table-cell>
        </table:table-row>
      </table:table>
      <text:p text:style-name="Horizontal_20_Line"/>
      <text:h text:style-name="Heading_20_3" text:outline-level="3"><text:span text:style-name="Strong_20_Emphasis">4. Drill-down (Détail)</text:span></text:h>
      <text:p text:style-name="Text_20_body"><text:span text:style-name="Strong_20_Emphasis">Définition</text:span> :<text:line-break/>Le drill-down est l’opération inverse du roll-up. Il consiste à <text:span text:style-name="Strong_20_Emphasis">augmenter le niveau de granularité</text:span> en passant à un niveau plus détaillé. Cela équivaut à "zoomer" sur les données.</text:p>
      <text:p text:style-name="Text_20_body"><text:span text:style-name="Strong_20_Emphasis">Exemple</text:span> :</text:p>
      <text:list xml:id="list1268786446" text:style-name="L15">
        <text:list-item>
          <text:p text:style-name="P29"><text:span text:style-name="Strong_20_Emphasis">Zoom sur les régions pour chaque mois</text:span>.<text:line-break/><text:span text:style-name="Strong_20_Emphasis">Résultat</text:span> : Les ventes sont réparties par région pour le mois de janvier.</text:p>
        </text:list-item>
      </text:list>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Table_20_Heading">Région</text:p>
            </table:table-cell>
            <table:table-cell table:style-name="Table4.A1" office:value-type="string">
              <text:p text:style-name="Table_20_Heading">P1</text:p>
            </table:table-cell>
            <table:table-cell table:style-name="Table4.A1" office:value-type="string">
              <text:p text:style-name="Table_20_Heading">P2</text:p>
            </table:table-cell>
            <table:table-cell table:style-name="Table4.A1" office:value-type="string">
              <text:p text:style-name="Table_20_Heading">P3</text:p>
            </table:table-cell>
          </table:table-row>
        </table:table-header-rows>
        <table:table-row>
          <table:table-cell table:style-name="Table4.A1" office:value-type="string">
            <text:p text:style-name="Table_20_Contents">R1</text:p>
          </table:table-cell>
          <table:table-cell table:style-name="Table4.A1" office:value-type="string">
            <text:p text:style-name="Table_20_Contents">77</text:p>
          </table:table-cell>
          <table:table-cell table:style-name="Table4.A1" office:value-type="string">
            <text:p text:style-name="Table_20_Contents">28</text:p>
          </table:table-cell>
          <table:table-cell table:style-name="Table4.A1" office:value-type="string">
            <text:p text:style-name="Table_20_Contents">54</text:p>
          </table:table-cell>
        </table:table-row>
        <table:table-row>
          <table:table-cell table:style-name="Table4.A1" office:value-type="string">
            <text:p text:style-name="Table_20_Contents">R2</text:p>
          </table:table-cell>
          <table:table-cell table:style-name="Table4.A1" office:value-type="string">
            <text:p text:style-name="Table_20_Contents">79</text:p>
          </table:table-cell>
          <table:table-cell table:style-name="Table4.A1" office:value-type="string">
            <text:p text:style-name="Table_20_Contents">91</text:p>
          </table:table-cell>
          <table:table-cell table:style-name="Table4.A1" office:value-type="string">
            <text:p text:style-name="Table_20_Contents">97</text:p>
          </table:table-cell>
        </table:table-row>
        <table:table-row>
          <table:table-cell table:style-name="Table4.A1" office:value-type="string">
            <text:p text:style-name="Table_20_Contents">R3</text:p>
          </table:table-cell>
          <table:table-cell table:style-name="Table4.A1" office:value-type="string">
            <text:p text:style-name="Table_20_Contents">100</text:p>
          </table:table-cell>
          <table:table-cell table:style-name="Table4.A1" office:value-type="string">
            <text:p text:style-name="Table_20_Contents">123</text:p>
          </table:table-cell>
          <table:table-cell table:style-name="Table4.A1" office:value-type="string">
            <text:p text:style-name="Table_20_Contents">402</text:p>
          </table:table-cell>
        </table:table-row>
      </table:table>
      <text:p text:style-name="Horizontal_20_Line"/>
      <text:h text:style-name="Heading_20_3" text:outline-level="3"><text:span text:style-name="Strong_20_Emphasis">Résumé :</text:span></text:h>
      <text:list xml:id="list3109431658" text:style-name="L16">
        <text:list-item>
          <text:p text:style-name="P31"><text:span text:style-name="Strong_20_Emphasis">Slicing</text:span> : Fixe une dimension et extrait une tranche.</text:p>
        </text:list-item>
        <text:list-item>
          <text:p text:style-name="P31"><text:span text:style-name="Strong_20_Emphasis">Dicing</text:span> : Extrait un sous-cube basé sur plusieurs critères.</text:p>
        </text:list-item>
        <text:list-item>
          <text:p text:style-name="P31"><text:span text:style-name="Strong_20_Emphasis">Roll-up</text:span> : Résume les données en augmentant le niveau de granularité.</text:p>
        </text:list-item>
        <text:list-item>
          <text:p text:style-name="P30"><text:span text:style-name="Strong_20_Emphasis">Drill-down</text:span> : Détaille les données en diminuant le niveau de granularité.</text:p>
        </text:list-item>
      </text:list>
      <text:h text:style-name="P1" text:outline-level="3"><text:span text:style-name="Strong_20_Emphasis"/></text:h>
      <text:h text:style-name="P1" text:outline-level="3"><text:span text:style-name="Strong_20_Emphasis"/></text:h>
      <text:h text:style-name="P1" text:outline-level="3"><text:span text:style-name="Strong_20_Emphasis"/></text:h>
      <text:h text:style-name="P1" text:outline-level="3"><text:span text:style-name="Strong_20_Emphasis">Types de serveurs OLAP</text:span></text:h>
      <text:p text:style-name="Text_20_body">Il existe trois principaux types de serveurs OLAP :</text:p>
      <text:list xml:id="list3344825493" text:style-name="L17">
        <text:list-item>
          <text:p text:style-name="P33"><text:span text:style-name="Strong_20_Emphasis">Relational OLAP (ROLAP)</text:span></text:p>
        </text:list-item>
        <text:list-item>
          <text:p text:style-name="P33"><text:span text:style-name="Strong_20_Emphasis">Multidimensional OLAP (MOLAP)</text:span></text:p>
        </text:list-item>
        <text:list-item>
          <text:p text:style-name="P32"><text:span text:style-name="Strong_20_Emphasis">Hybrid OLAP (HOLAP)</text:span></text:p>
        </text:list-item>
      </text:list>
      <text:p text:style-name="Horizontal_20_Line"/>
      <text:h text:style-name="Heading_20_3" text:outline-level="3"><text:span text:style-name="Strong_20_Emphasis">1. Relational OLAP (ROLAP)</text:span></text:h>
      <text:p text:style-name="Text_20_body"><text:span text:style-name="Strong_20_Emphasis">Caractéristiques</text:span> :</text:p>
      <text:list xml:id="list426431286" text:style-name="L18">
        <text:list-item>
          <text:p text:style-name="P35"><text:soft-page-break/>Les données sont stockées dans un <text:span text:style-name="Strong_20_Emphasis">SGBD relationnel</text:span>.</text:p>
        </text:list-item>
        <text:list-item>
          <text:p text:style-name="P35">OLAP simule le comportement d’un <text:span text:style-name="Strong_20_Emphasis">SGBD multidimensionnel</text:span>.</text:p>
        </text:list-item>
        <text:list-item>
          <text:p text:style-name="P35">Utilise des schémas de conception comme :</text:p>
          <text:list>
            <text:list-item>
              <text:p text:style-name="P35"><text:span text:style-name="Strong_20_Emphasis">Schéma en étoile</text:span>.</text:p>
            </text:list-item>
            <text:list-item>
              <text:p text:style-name="P35"><text:span text:style-name="Strong_20_Emphasis">Schéma en flocon</text:span>.</text:p>
            </text:list-item>
          </text:list>
        </text:list-item>
        <text:list-item>
          <text:p text:style-name="P35">Représentation multidimensionnelle à l’aide de <text:span text:style-name="Strong_20_Emphasis">vues matérialisées</text:span>.</text:p>
        </text:list-item>
        <text:list-item>
          <text:p text:style-name="P35">Les requêtes OLAP (slicing, roll-up…) sont traduites en <text:span text:style-name="Strong_20_Emphasis">SQL</text:span>.</text:p>
        </text:list-item>
        <text:list-item>
          <text:p text:style-name="P35">Utilisation d’<text:span text:style-name="Strong_20_Emphasis">index spéciaux</text:span>, tels que les index bitmap.</text:p>
        </text:list-item>
        <text:list-item>
          <text:p text:style-name="P34">Nécessite une administration spécifique (tuning).</text:p>
        </text:list-item>
      </text:list>
      <text:p text:style-name="Text_20_body"><text:span text:style-name="Strong_20_Emphasis">Avantages</text:span> :</text:p>
      <text:list xml:id="list4287253835" text:style-name="L19">
        <text:list-item>
          <text:p text:style-name="P37">Souplesse.</text:p>
        </text:list-item>
        <text:list-item>
          <text:p text:style-name="P37">Évolution facile.</text:p>
        </text:list-item>
        <text:list-item>
          <text:p text:style-name="P36">Capacité à stocker de <text:span text:style-name="Strong_20_Emphasis">gros volumes de données</text:span>.</text:p>
        </text:list-item>
      </text:list>
      <text:p text:style-name="Text_20_body"><text:span text:style-name="Strong_20_Emphasis">Inconvénients</text:span> :</text:p>
      <text:list xml:id="list3700981403" text:style-name="L20">
        <text:list-item>
          <text:p text:style-name="P38">Moins efficace pour les calculs complexes.</text:p>
        </text:list-item>
      </text:list>
      <text:p text:style-name="Horizontal_20_Line"/>
      <text:h text:style-name="Heading_20_3" text:outline-level="3"><text:span text:style-name="Strong_20_Emphasis">2. Multidimensional OLAP (MOLAP)</text:span></text:h>
      <text:p text:style-name="Text_20_body"><text:span text:style-name="Strong_20_Emphasis">Caractéristiques</text:span> :</text:p>
      <text:list xml:id="list1314486666" text:style-name="L21">
        <text:list-item>
          <text:p text:style-name="P40">Utilise des <text:span text:style-name="Strong_20_Emphasis">moteurs de stockage multidimensionnels</text:span> pour fournir des vues multidimensionnelles des données.</text:p>
        </text:list-item>
        <text:list-item>
          <text:p text:style-name="P40">Les données sont stockées sous forme de <text:span text:style-name="Strong_20_Emphasis">cubes multidimensionnels</text:span>, permettant un accès direct.</text:p>
        </text:list-item>
        <text:list-item>
          <text:p text:style-name="P40">Les cubes sont implémentés sous forme de <text:span text:style-name="Strong_20_Emphasis">matrices à plusieurs dimensions</text:span>.</text:p>
        </text:list-item>
        <text:list-item>
          <text:p text:style-name="P39">Chaque cube est <text:span text:style-name="Strong_20_Emphasis">indexé sur ses dimensions</text:span>.</text:p>
        </text:list-item>
      </text:list>
      <text:p text:style-name="Text_20_body"><text:span text:style-name="Strong_20_Emphasis">Avantages</text:span> :</text:p>
      <text:list xml:id="list767277759" text:style-name="L22">
        <text:list-item>
          <text:p text:style-name="P41"><text:span text:style-name="Strong_20_Emphasis">Rapidité</text:span> dans l’accès et l’analyse des données.</text:p>
        </text:list-item>
      </text:list>
      <text:p text:style-name="Text_20_body"><text:span text:style-name="Strong_20_Emphasis">Inconvénients</text:span> :</text:p>
      <text:list xml:id="list2881394513" text:style-name="L23">
        <text:list-item>
          <text:p text:style-name="P43">Utilise des <text:span text:style-name="Strong_20_Emphasis">formats propriétaires</text:span>.</text:p>
        </text:list-item>
        <text:list-item>
          <text:p text:style-name="P42">Ne supporte pas de très <text:span text:style-name="Strong_20_Emphasis">gros volumes de données</text:span>, nécessitant plusieurs serveurs MOLAP pour les grandes bases.</text:p>
        </text:list-item>
      </text:list>
      <text:p text:style-name="Horizontal_20_Line"/>
      <text:h text:style-name="Heading_20_3" text:outline-level="3"><text:span text:style-name="Strong_20_Emphasis">3. Hybrid OLAP (HOLAP)</text:span></text:h>
      <text:p text:style-name="Text_20_body"><text:span text:style-name="Strong_20_Emphasis">Caractéristiques</text:span> :</text:p>
      <text:list xml:id="list1085496156" text:style-name="L24">
        <text:list-item>
          <text:p text:style-name="P45">Combinaison de <text:span text:style-name="Strong_20_Emphasis">ROLAP</text:span> et <text:span text:style-name="Strong_20_Emphasis">MOLAP</text:span>.</text:p>
        </text:list-item>
        <text:list-item>
          <text:p text:style-name="P45">Les données de base sont stockées dans un <text:span text:style-name="Strong_20_Emphasis">SGBD relationnel</text:span> (ROLAP).</text:p>
        </text:list-item>
        <text:list-item>
          <text:p text:style-name="P44">Les données agrégées sont stockées dans des <text:span text:style-name="Strong_20_Emphasis">cubes MOLAP</text:span>.</text:p>
        </text:list-item>
      </text:list>
      <text:p text:style-name="Text_20_body"><text:span text:style-name="Strong_20_Emphasis">Avantages</text:span> :</text:p>
      <text:list xml:id="list3990869326" text:style-name="L25">
        <text:list-item>
          <text:p text:style-name="P47"><text:soft-page-break/>Grande <text:span text:style-name="Strong_20_Emphasis">évolutivité</text:span> grâce à ROLAP.</text:p>
        </text:list-item>
        <text:list-item>
          <text:p text:style-name="P47">Capacité à stocker de <text:span text:style-name="Strong_20_Emphasis">gros volumes de données</text:span> (ROLAP).</text:p>
        </text:list-item>
        <text:list-item>
          <text:p text:style-name="P47">Efficacité pour les <text:span text:style-name="Strong_20_Emphasis">calculs complexes</text:span> (MOLAP).</text:p>
        </text:list-item>
        <text:list-item>
          <text:p text:style-name="P46"><text:span text:style-name="Strong_20_Emphasis">Rapidité</text:span> offerte par MOLAP.</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4:25:56.773720793</meta:creation-date>
    <meta:editing-duration>PT30M8S</meta:editing-duration>
    <meta:editing-cycles>3</meta:editing-cycles>
    <meta:generator>LibreOffice/7.3.7.2$Linux_X86_64 LibreOffice_project/30$Build-2</meta:generator>
    <dc:date>2025-01-02T15:06:14.516575284</dc:date>
    <meta:document-statistic meta:table-count="4" meta:image-count="0" meta:object-count="0" meta:page-count="7" meta:paragraph-count="184" meta:word-count="1407" meta:character-count="8568" meta:non-whitespace-character-count="7436"/>
  </office:meta>
</office:document-meta>
</file>